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ff3333" style:font-name="Times New Roman" fo:font-size="13pt" fo:background-color="#ffffff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fo:color="#ff3333" style:font-name="Times New Roman" fo:font-size="13pt" fo:font-weight="bold" fo:background-color="#ffffff" style:font-size-asian="13pt" style:font-weight-asian="bold" style:font-size-complex="13pt" style:font-weight-complex="bold"/>
    </style:style>
    <style:style style:name="P3" style:family="paragraph" style:parent-style-name="Text_20_body">
      <style:text-properties fo:color="#ff3333" fo:font-size="13pt" style:font-size-asian="13pt" style:font-size-complex="13pt"/>
    </style:style>
    <style:style style:name="P4" style:family="paragraph" style:parent-style-name="Text_20_body">
      <style:paragraph-properties fo:text-align="center" style:justify-single-word="false"/>
      <style:text-properties fo:color="#ff3333"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color="#ff3333" fo:font-size="14pt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color="#000000" style:font-name="Times New Roman" fo:font-size="13pt" fo:background-color="#ffffff" style:font-size-asian="13pt" style:font-size-complex="13pt"/>
    </style:style>
    <style:style style:name="P7" style:family="paragraph" style:parent-style-name="Text_20_body">
      <style:text-properties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800000" fo:font-size="13pt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color="#800000" style:font-name="Times New Roman" fo:font-size="22pt" fo:background-color="#ffffff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3pt" fo:background-color="#ffffff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ff3333" style:font-name="Times New Roman" fo:font-size="13pt" fo:background-color="#ffffff" style:font-size-asian="13pt" style:font-size-complex="13pt"/>
    </style:style>
    <style:style style:name="P12" style:family="paragraph" style:parent-style-name="Hanging_20_indent">
      <style:paragraph-properties fo:text-align="center" style:justify-single-word="false"/>
      <style:text-properties fo:color="#ff3333" fo:font-size="18pt" style:font-size-asian="18pt" style:font-size-complex="18pt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2">
      <style:paragraph-properties fo:margin-top="0cm" fo:margin-bottom="0cm"/>
    </style:style>
    <style:style style:name="P19" style:family="paragraph" style:parent-style-name="Text_20_body" style:list-style-name="L3">
      <style:paragraph-properties fo:margin-top="0cm" fo:margin-bottom="0cm"/>
    </style:style>
    <style:style style:name="P20" style:family="paragraph" style:parent-style-name="Text_20_body" style:list-style-name="L5">
      <style:paragraph-properties fo:margin-top="0cm" fo:margin-bottom="0cm"/>
    </style:style>
    <style:style style:name="P21" style:family="paragraph" style:parent-style-name="Text_20_body" style:list-style-name="L6">
      <style:paragraph-properties fo:margin-top="0cm" fo:margin-bottom="0cm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style:font-name="Times New Roman" fo:font-size="13pt" fo:background-color="#ffffff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OCIAL ENGINEERING E TECNICHE DI DIFESA</text:p>
      <text:p text:style-name="P8"/>
      <text:p text:style-name="P7">Obiettivo: Esplorare le tecniche di social engineering e imparare come difendersi da questi tipi di attacchi. Questo esercizio vi guiderà attraverso la comprensione delle varie forme di social engineering, esempi reali di attacchi e strategie di difesa efficaci. Descrizione dell'attività: Dovrete scrivere un prompt per ChatGPT che vi permetta di ottenere informazioni dettagliate sulle tecniche di social engineering. Analizzate gli esempi forniti e sviluppate una serie di raccomandazioni per prevenire tali attacchi. Infine, create una presentazione o un documento che riassuma le vostre scoperte e raccomandazioni.</text:p>
      <text:p text:style-name="P7">Passaggi:</text:p>
      <text:p text:style-name="P10"/>
      <text:p text:style-name="P7">-Comprendere il Social Engineering: ○ Formulate un prompt per ChatGPT per ottenere una panoramica del social engineering e delle tecniche utilizzate dagli attaccanti.</text:p>
      <text:list xml:id="list5859512781594190700" text:style-name="L1">
        <text:list-header>
          <text:p text:style-name="P22"/>
        </text:list-header>
      </text:list>
      <text:p text:style-name="P7">-Esempio di prompt: “ChatGPT, potresti spiegare cos'è il social engineering e descrivere le tecniche più comuni utilizzate dagli attaccanti, come phishing e tailgating?</text:p>
      <text:p text:style-name="P10"/>
      <text:p text:style-name="P3">Prompt utilizzato:</text:p>
      <text:p text:style-name="P6">Immagina di essere un professionista di cybersecurity, potresti darmi delle definizioni dettagliate sul social engineering, a cosa serve, come funziona e quali sono le tecniche usate dagli attaccanti? Dammi tutte le informazioni a tua disposizione riguardanti questo argomento.</text:p>
      <text:p text:style-name="P1">Risposta di ChatGBT:</text:p>
      <text:p text:style-name="P2"><text:span text:style-name="T2">Definizione di Social Engineering</text:span><text:span text:style-name="T1"> </text:span></text:p>
      <text:p text:style-name="Text_20_body"><text:span text:style-name="T3">Il </text:span><text:span text:style-name="Strong_20_Emphasis"><text:span text:style-name="T3">social engineering</text:span></text:span><text:span text:style-name="T3"> è una tecnica utilizzata dagli attaccanti per manipolare le persone e indurle a rivelare informazioni riservate o a compiere azioni che compromettono la sicurezza dei dati. Questa manipolazione si basa su una comprensione profonda della psicologia umana e delle interazioni sociali.</text:span></text:p>
      <text:h text:style-name="Heading_20_3" text:outline-level="3">A cosa serve il Social Engineering</text:h>
      <text:p text:style-name="P7">Il social engineering viene utilizzato per vari scopi, tra cui:</text:p>
      <text:list xml:id="list9029222539639799277" text:style-name="L2">
        <text:list-item>
          <text:p text:style-name="P18"><text:span text:style-name="Strong_20_Emphasis"><text:span text:style-name="T3">Furto di identità</text:span></text:span><text:span text:style-name="T3">: Gli attaccanti cercano di ottenere informazioni personali (come numeri di previdenza sociale, dettagli bancari, ecc.) per impersonare un'altra persona.</text:span></text:p>
        </text:list-item>
        <text:list-item>
          <text:p text:style-name="P18"><text:span text:style-name="Strong_20_Emphasis"><text:span text:style-name="T3">Accesso non autorizzato</text:span></text:span><text:span text:style-name="T3">: Gli aggressori possono cercare di ottenere accesso a sistemi o reti aziendali per rubare dati o danneggiare l’infrastruttura.</text:span></text:p>
        </text:list-item>
        <text:list-item>
          <text:p text:style-name="P13"><text:span text:style-name="Strong_20_Emphasis"><text:span text:style-name="T3">Installazione di malware</text:span></text:span><text:span text:style-name="T3">: Attraverso inganni, gli attaccanti possono indurre le vittime a scaricare e installare software dannoso.</text:span></text:p>
        </text:list-item>
      </text:list>
      <text:h text:style-name="Heading_20_3" text:outline-level="3">Come funziona il Social Engineering</text:h>
      <text:p text:style-name="P7">Il social engineering sfrutta diverse vulnerabilità umane, tra cui:</text:p>
      <text:list xml:id="list6825669938291212311" text:style-name="L3">
        <text:list-item>
          <text:p text:style-name="P19"><text:span text:style-name="Strong_20_Emphasis"><text:span text:style-name="T3">Fiducia</text:span></text:span><text:span text:style-name="T3">: Le persone tendono a fidarsi di figure autoritarie o familiari.</text:span></text:p>
        </text:list-item>
        <text:list-item>
          <text:p text:style-name="P19"><text:span text:style-name="Strong_20_Emphasis"><text:span text:style-name="T3">Paura</text:span></text:span><text:span text:style-name="T3">: L'urgente bisogno di risolvere una situazione può portare a decisioni </text:span><text:soft-page-break/><text:span text:style-name="T3">affrettate.</text:span></text:p>
        </text:list-item>
        <text:list-item>
          <text:p text:style-name="P14"><text:span text:style-name="Strong_20_Emphasis"><text:span text:style-name="T3">Curiosità</text:span></text:span><text:span text:style-name="T3">: Spesso, la curiosità può spingere le persone a cliccare su link o aprire allegati non sicuri.</text:span></text:p>
        </text:list-item>
      </text:list>
      <text:p text:style-name="P7">Gli attaccanti spesso costruiscono interazioni credibili attraverso e-mail, telefonate o interazioni faccia a faccia, utilizzando tecniche persuasive per ottenere ciò che desiderano.</text:p>
      <text:h text:style-name="Heading_20_3" text:outline-level="3">Tecniche di Social Engineering</text:h>
      <text:list xml:id="list8915835333861282110" text:style-name="L4">
        <text:list-item>
          <text:p text:style-name="P15"><text:span text:style-name="Strong_20_Emphasis"><text:span text:style-name="T3">Phishing</text:span></text:span><text:span text:style-name="T3">: Inviare e-mail o messaggi ingannevoli che sembrano provenire da fonti affidabili per indurre gli utenti a fornire informazioni personali o a cliccare su link malevoli.</text:span></text:p>
        </text:list-item>
        <text:list-item>
          <text:p text:style-name="P15"><text:span text:style-name="Strong_20_Emphasis"><text:span text:style-name="T3">Spear Phishing</text:span></text:span><text:span text:style-name="T3">: Una forma di phishing mirato, in cui l'attaccante personalizza il messaggio per una specifica vittima, aumentando le probabilità di successo.</text:span></text:p>
        </text:list-item>
        <text:list-item>
          <text:p text:style-name="P15"><text:span text:style-name="Strong_20_Emphasis"><text:span text:style-name="T3">Vishing (Voice Phishing)</text:span></text:span><text:span text:style-name="T3">: Utilizzo di telefonate per ingannare le vittime, spesso presentandosi come rappresentanti di istituzioni finanziarie o tecniche.</text:span></text:p>
        </text:list-item>
        <text:list-item>
          <text:p text:style-name="P15"><text:span text:style-name="Strong_20_Emphasis"><text:span text:style-name="T3">Pretexting</text:span></text:span><text:span text:style-name="T3">: L'attaccante crea una falsa identità o situazione per raccogliere informazioni. Ad esempio, può fingere di essere un tecnico che ha bisogno di accesso a sistemi per "eseguire una manutenzione".</text:span></text:p>
        </text:list-item>
        <text:list-item>
          <text:p text:style-name="P15"><text:span text:style-name="Strong_20_Emphasis"><text:span text:style-name="T3">Baiting</text:span></text:span><text:span text:style-name="T3">: L'attaccante offre qualcosa di allettante, come un gadget o software gratuito, per indurre la vittima a fornire informazioni o scaricare malware.</text:span></text:p>
        </text:list-item>
        <text:list-item>
          <text:p text:style-name="P15"><text:span text:style-name="Strong_20_Emphasis"><text:span text:style-name="T3">Tailgating</text:span></text:span><text:span text:style-name="T3">: Infiltrarsi fisicamente in una zona riservata seguendo un dipendente autorizzato, sfruttando la buona educazione o la cortesia.</text:span></text:p>
        </text:list-item>
        <text:list-item>
          <text:p text:style-name="P15"><text:span text:style-name="Strong_20_Emphasis"><text:span text:style-name="T3">Quizzing</text:span></text:span><text:span text:style-name="T3">: Porre domande innocenti per ottenere informazioni sensibili, come password o dettagli di accesso.</text:span></text:p>
        </text:list-item>
      </text:list>
      <text:h text:style-name="Heading_20_3" text:outline-level="3">Misure di Prevenzione</text:h>
      <text:p text:style-name="P7">Per difendersi dal social engineering, le organizzazioni e gli individui possono adottare alcune pratiche:</text:p>
      <text:list xml:id="list2036408089495472675" text:style-name="L5">
        <text:list-item>
          <text:p text:style-name="P20"><text:span text:style-name="Strong_20_Emphasis"><text:span text:style-name="T3">Formazione e Consapevolezza</text:span></text:span><text:span text:style-name="T3">: Educare i dipendenti sui rischi del social engineering e su come riconoscere tentativi di frode.</text:span></text:p>
        </text:list-item>
        <text:list-item>
          <text:p text:style-name="P20"><text:span text:style-name="Strong_20_Emphasis"><text:span text:style-name="T3">Verifica delle Identità</text:span></text:span><text:span text:style-name="T3">: Implementare procedure per verificare l'identità di chi richiede informazioni sensibili.</text:span></text:p>
        </text:list-item>
        <text:list-item>
          <text:p text:style-name="P20"><text:span text:style-name="Strong_20_Emphasis"><text:span text:style-name="T3">Sistemi di Sicurezza</text:span></text:span><text:span text:style-name="T3">: Utilizzare strumenti di sicurezza come software antivirus, filtri antiphishing e autenticazione a due fattori.</text:span></text:p>
        </text:list-item>
        <text:list-item>
          <text:p text:style-name="P16"><text:span text:style-name="Strong_20_Emphasis"><text:span text:style-name="T3">Politiche di Accesso</text:span></text:span><text:span text:style-name="T3">: Limitare l'accesso alle informazioni sensibili e monitorare le attività anomale.</text:span></text:p>
        </text:list-item>
      </text:list>
      <text:h text:style-name="Heading_20_3" text:outline-level="3">Conclusione</text:h>
      <text:p text:style-name="P7">Il social engineering rappresenta una delle minacce più insidiose nel campo della cybersecurity, poiché si basa sulla manipolazione umana piuttosto che su vulnerabilità tecniche. Essere consapevoli delle tecniche utilizzate e adottare misure preventive può contribuire a proteggere le informazioni sensibili e la sicurezza delle organizzazioni.</text:p>
      <text:p text:style-name="P10"/>
      <text:p text:style-name="P9"><text:soft-page-break/></text:p>
      <text:p text:style-name="P4">SOCIAL ENGINEERING E TECNICHE DI DIFESA</text:p>
      <text:p text:style-name="P5">STRATEGIE DI DIFESA</text:p>
      <text:p text:style-name="P10"/>
      <text:p text:style-name="P7">-Chiedete a ChatGPT di suggerire strategie e migliori pratiche per difendersi dagli attacchi di social engineering. Prendete nota delle tecniche di difesa più efficaci.</text:p>
      <text:p text:style-name="P10"/>
      <text:p text:style-name="P7">-Esempio di prompt: “ChatGPT, potresti elencare e spiegare alcune strategie efficaci per difendersi dagli attacchi di social engineering</text:p>
      <text:p text:style-name="P3">Prompt utilizzato:</text:p>
      <text:p text:style-name="P7">Potresti elencarmi tutte le misure di sicurezza e le strategie che possono essere utilizzate per evitare o per difendersi da attacchi di social engineering? Dammi tutte le informazioni dettagliate a tua disposizione riguardanti questo argomento.</text:p>
      <text:p text:style-name="P3">Risposta di ChatGBT:</text:p>
      <text:p text:style-name="P6">Certo! Ecco un elenco dettagliato delle misure di sicurezza e delle strategie per prevenire e difendersi da attacchi di social engineering.</text:p>
      <text:h text:style-name="Heading_20_3" text:outline-level="3">Misure di Sicurezza e Strategie di Prevenzione</text:h>
      <text:list xml:id="list6881520431375648233" text:style-name="L6">
        <text:list-item>
          <text:p text:style-name="P17"><text:span text:style-name="Strong_20_Emphasis">Formazione e Sensibilizzazione del Personale</text:span></text:p>
          <text:list>
            <text:list-item>
              <text:p text:style-name="P21"><text:span text:style-name="Strong_20_Emphasis"><text:span text:style-name="T3">Programmi di Formazione Regolari</text:span></text:span><text:span text:style-name="T3">: Condurre sessioni di formazione periodiche su cybersecurity e social engineering, per educare i dipendenti a riconoscere i segnali di un attacco.</text:span></text:p>
            </text:list-item>
            <text:list-item>
              <text:p text:style-name="P21"><text:span text:style-name="Strong_20_Emphasis"><text:span text:style-name="T3">Simulazioni di Attacco</text:span></text:span><text:span text:style-name="T3">: Eseguire simulazioni di phishing o vishing per testare la prontezza del personale e identificare aree di miglioramento.</text:span></text:p>
            </text:list-item>
          </text:list>
        </text:list-item>
        <text:list-item>
          <text:p text:style-name="P17"><text:span text:style-name="Strong_20_Emphasis">Verifica delle Identità</text:span></text:p>
          <text:list>
            <text:list-item>
              <text:p text:style-name="P21"><text:span text:style-name="Strong_20_Emphasis"><text:span text:style-name="T3">Procedure di Autenticazione</text:span></text:span><text:span text:style-name="T3">: Implementare procedure rigorose per verificare l'identità delle persone che richiedono informazioni sensibili (ad esempio, richiedere la verifica telefonica).</text:span></text:p>
            </text:list-item>
            <text:list-item>
              <text:p text:style-name="P21"><text:span text:style-name="Strong_20_Emphasis"><text:span text:style-name="T3">Controlli di Accesso</text:span></text:span><text:span text:style-name="T3">: Limitare l'accesso a informazioni e sistemi sensibili solo a personale autorizzato.</text:span></text:p>
            </text:list-item>
          </text:list>
        </text:list-item>
        <text:list-item>
          <text:p text:style-name="P17"><text:span text:style-name="Strong_20_Emphasis">Politiche Aziendali Chiare</text:span></text:p>
          <text:list>
            <text:list-item>
              <text:p text:style-name="P21"><text:span text:style-name="Strong_20_Emphasis"><text:span text:style-name="T4">Politiche di Sicurezza Informativa</text:span></text:span><text:span text:style-name="T4">: Definire e comunicare chiaramente le politiche riguardanti la gestione delle informazioni sensibili e le procedure di comunicazione.</text:span></text:p>
            </text:list-item>
            <text:list-item>
              <text:p text:style-name="P21"><text:span text:style-name="Strong_20_Emphasis"><text:span text:style-name="T4">Linee Guida per la Comunicazione</text:span></text:span><text:span text:style-name="T4">: Stabilire protocolli per l'interazione con clienti e partner esterni, come confermare richieste di informazioni sensibili tramite canali ufficiali.</text:span></text:p>
            </text:list-item>
          </text:list>
        </text:list-item>
        <text:list-item>
          <text:p text:style-name="P17"><text:span text:style-name="Strong_20_Emphasis">Tecnologie di Sicurezza</text:span></text:p>
          <text:list>
            <text:list-item>
              <text:p text:style-name="P21"><text:span text:style-name="Strong_20_Emphasis"><text:span text:style-name="T3">Filtri Antiphishing</text:span></text:span><text:span text:style-name="T3">: Utilizzare software di sicurezza che includano filtri per e-mail e messaggi di testo per identificare e bloccare tentativi di phishing.</text:span></text:p>
            </text:list-item>
            <text:list-item>
              <text:p text:style-name="P21"><text:span text:style-name="Strong_20_Emphasis"><text:span text:style-name="T3">Antivirus e Antimalware</text:span></text:span><text:span text:style-name="T3">: Assicurarsi che i dispositivi siano protetti da software antivirus e antimalware aggiornati.</text:span></text:p>
            </text:list-item>
            <text:list-item>
              <text:p text:style-name="P21"><text:span text:style-name="Strong_20_Emphasis"><text:span text:style-name="T3">Autenticazione a Due Fattori (2FA)</text:span></text:span><text:span text:style-name="T3">: Implementare l'autenticazione a due </text:span><text:soft-page-break/><text:span text:style-name="T3">fattori per tutte le applicazioni e i servizi sensibili, per aggiungere un ulteriore </text:span><text:span text:style-name="T3">livello di</text:span> sicurezza.</text:p>
            </text:list-item>
          </text:list>
        </text:list-item>
        <text:list-item>
          <text:p text:style-name="P17"><text:span text:style-name="Strong_20_Emphasis">Monitoraggio e Analisi dei Dati</text:span></text:p>
          <text:list>
            <text:list-item>
              <text:p text:style-name="P21"><text:span text:style-name="Strong_20_Emphasis"><text:span text:style-name="T3">Monitoraggio delle Attività di Accesso</text:span></text:span><text:span text:style-name="T3">: Utilizzare strumenti di monitoraggio </text:span><text:span text:style-name="T3">per rilevare accessi non autorizzati o attività sospette sui sistemi aziendali.</text:span></text:p>
            </text:list-item>
            <text:list-item>
              <text:p text:style-name="P21"><text:span text:style-name="Strong_20_Emphasis"><text:span text:style-name="T3">Analisi dei Log</text:span></text:span><text:span text:style-name="T3">: Condurre regolari analisi dei log di accesso e delle comunicazioni per identificare modelli anomali che potrebbero indicare un tentativo di social engineering.</text:span></text:p>
            </text:list-item>
          </text:list>
        </text:list-item>
        <text:list-item>
          <text:p text:style-name="P17"><text:span text:style-name="Strong_20_Emphasis">Creazione di un Ambiente di Sicurezza</text:span></text:p>
          <text:list>
            <text:list-item>
              <text:p text:style-name="P21"><text:span text:style-name="Strong_20_Emphasis"><text:span text:style-name="T3">Controlli Fisici</text:span></text:span><text:span text:style-name="T3">: Implementare misure di sicurezza fisica come badge d'accesso, telecamere di sorveglianza e sicurezza presso i punti di accesso per proteggere le strutture aziendali.</text:span></text:p>
            </text:list-item>
            <text:list-item>
              <text:p text:style-name="P21"><text:span text:style-name="Strong_20_Emphasis"><text:span text:style-name="T3">Protocolli di Uscita</text:span></text:span><text:span text:style-name="T3">: Stabilire procedure per disattivare rapidamente gli accessi e revocare le credenziali quando un dipendente lascia l'azienda.</text:span></text:p>
            </text:list-item>
          </text:list>
        </text:list-item>
        <text:list-item>
          <text:p text:style-name="P17"><text:span text:style-name="Strong_20_Emphasis">Cultura della Sicurezza</text:span></text:p>
          <text:list>
            <text:list-item>
              <text:p text:style-name="P21"><text:span text:style-name="Strong_20_Emphasis"><text:span text:style-name="T3">Promuovere la Consapevolezza</text:span></text:span><text:span text:style-name="T3">: Incoraggiare i dipendenti a condividere esperienze e informazioni relative a tentativi di social engineering.</text:span></text:p>
            </text:list-item>
            <text:list-item>
              <text:p text:style-name="P21"><text:span text:style-name="Strong_20_Emphasis"><text:span text:style-name="T3">Creare un Ambiente di Supporto</text:span></text:span><text:span text:style-name="T3">: Favorire un ambiente in cui i dipendenti si sentano a proprio agio nel segnalare attività sospette senza timore di ritorsioni.</text:span></text:p>
            </text:list-item>
          </text:list>
        </text:list-item>
        <text:list-item>
          <text:p text:style-name="P17"><text:span text:style-name="Strong_20_Emphasis">Utilizzo di Tecnologie Avanzate</text:span></text:p>
          <text:list>
            <text:list-item>
              <text:p text:style-name="P21"><text:span text:style-name="Strong_20_Emphasis"><text:span text:style-name="T3">Intelligenza Artificiale e Machine Learning</text:span></text:span><text:span text:style-name="T3">: Integrare soluzioni basate su AI per rilevare e prevenire attacchi di social engineering analizzando i modelli di comportamento.</text:span></text:p>
            </text:list-item>
            <text:list-item>
              <text:p text:style-name="P21"><text:span text:style-name="Strong_20_Emphasis"><text:span text:style-name="T3">Sistemi di Rilevamento delle Intrusioni (IDS)</text:span></text:span><text:span text:style-name="T3">: Implementare IDS per monitorare il traffico di rete e rilevare attività sospette.</text:span></text:p>
            </text:list-item>
          </text:list>
        </text:list-item>
        <text:list-item>
          <text:p text:style-name="P17"><text:span text:style-name="Strong_20_Emphasis">Comunicazione Sicura</text:span></text:p>
          <text:list>
            <text:list-item>
              <text:p text:style-name="P21"><text:span text:style-name="Strong_20_Emphasis"><text:span text:style-name="T3">Criptografia</text:span></text:span><text:span text:style-name="T3">: Utilizzare protocolli di criptografia per proteggere le comunicazioni interne e quelle con i clienti.</text:span></text:p>
            </text:list-item>
            <text:list-item>
              <text:p text:style-name="P17"><text:span text:style-name="Strong_20_Emphasis"><text:span text:style-name="T3">Verifica delle Fonti</text:span></text:span><text:span text:style-name="T3">: Insegnare ai dipendenti a controllare sempre l'autenticità delle comunicazioni, specialmente quelle che richiedono informazioni sensibili</text:span>.</text:p>
            </text:list-item>
          </text:list>
        </text:list-item>
      </text:list>
      <text:h text:style-name="Heading_20_3" text:outline-level="3">Conclusione</text:h>
      <text:p text:style-name="P7">La difesa contro il social engineering richiede un approccio multi-strategico che combini la formazione del personale, l'implementazione di tecnologie di sicurezza, politiche aziendali chiare e una cultura della sicurezza radicata. Poiché il social engineering si basa su manipolazioni psicologiche, la consapevolezza e la preparazione sono fondamentali per ridurre il rischio di attacchi. Adottare queste misure aiuta a costruire una solida linea di difesa contro le minacce di social engineering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31T15:55:09.45</meta:creation-date>
    <dc:date>2024-10-31T17:29:40.60</dc:date>
    <meta:editing-duration>PT24M51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4" meta:paragraph-count="76" meta:word-count="1320" meta:character-count="9432"/>
  </office:meta>
</office:document-meta>
</file>